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d5b5" officeooo:paragraph-rsid="0015d5b5"/>
    </style:style>
    <style:style style:name="P2" style:family="paragraph" style:parent-style-name="Standard">
      <style:text-properties officeooo:rsid="0016ffaf" officeooo:paragraph-rsid="0016ffaf"/>
    </style:style>
    <style:style style:name="P3" style:family="paragraph" style:parent-style-name="Standard">
      <style:text-properties officeooo:rsid="00184f14" officeooo:paragraph-rsid="00184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1- No separable</text:p>
      <text:p text:style-name="P1"/>
      <text:p text:style-name="P1">optimization finished, #iter = 4019</text:p>
      <text:p text:style-name="P1">nu = 0.350325</text:p>
      <text:p text:style-name="P1">obj = -3501.625000, rho = -7.998043</text:p>
      <text:p text:style-name="P1">nSV = 5, nBSV = 2</text:p>
      <text:p text:style-name="P1">Total nSV = 5</text:p>
      <text:p text:style-name="P1">O =</text:p>
      <text:p text:style-name="P1"/>
      <text:p text:style-name="P1"><text:s text:c="2"/>-0.99955</text:p>
      <text:p text:style-name="P1"><text:s text:c="2"/>-1.49977</text:p>
      <text:p text:style-name="P1"/>
      <text:p text:style-name="P3">Ejercicio 2- Separable</text:p>
      <text:p text:style-name="P1"/>
      <text:p text:style-name="P2">optimization finished, #iter = 13</text:p>
      <text:p text:style-name="P2">nu = 0.000406</text:p>
      <text:p text:style-name="P2">obj = -1.625000, rho = -7.998059</text:p>
      <text:p text:style-name="P2">nSV = 3, nBSV = 0</text:p>
      <text:p text:style-name="P2">Total nSV = 3</text:p>
      <text:p text:style-name="P2">O =</text:p>
      <text:p text:style-name="P2"/>
      <text:p text:style-name="P2"><text:s text:c="2"/>-0.99955</text:p>
      <text:p text:style-name="P2"><text:s text:c="2"/>-1.499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Z MUÑOZ</meta:initial-creator>
    <meta:creation-date>2017-12-23T12:40:25.935367812</meta:creation-date>
    <dc:date>2017-12-23T15:33:01.280840661</dc:date>
    <dc:creator>RUIZ MUÑOZ</dc:creator>
    <meta:editing-duration>PT2H22M14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8" meta:word-count="63" meta:character-count="314" meta:non-whitespace-character-count="261"/>
  </office:meta>
</office:document-meta>
</file>